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1C6F613290F6150557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f006c"/>
    </style:style>
    <style:style style:name="P2" style:family="paragraph" style:parent-style-name="Standard">
      <style:text-properties fo:language="fr" fo:country="FR" officeooo:rsid="001f006c" officeooo:paragraph-rsid="001f006c"/>
    </style:style>
    <style:style style:name="P3" style:family="paragraph" style:parent-style-name="Standard">
      <style:text-properties fo:language="fr" fo:country="FR" officeooo:rsid="001fca4f" officeooo:paragraph-rsid="001fca4f"/>
    </style:style>
    <style:style style:name="P4" style:family="paragraph" style:parent-style-name="Standard">
      <style:text-properties fo:language="fr" fo:country="FR" officeooo:rsid="0020c0ac" officeooo:paragraph-rsid="0020c0ac"/>
    </style:style>
    <style:style style:name="P5" style:family="paragraph" style:parent-style-name="Standard">
      <style:text-properties fo:language="fr" fo:country="FR" officeooo:rsid="0026ef09" officeooo:paragraph-rsid="0026ef09"/>
    </style:style>
    <style:style style:name="P6" style:family="paragraph" style:parent-style-name="Standard">
      <style:text-properties fo:language="fr" fo:country="FR" officeooo:rsid="0029c4c3" officeooo:paragraph-rsid="0029c4c3"/>
    </style:style>
    <style:style style:name="P7" style:family="paragraph" style:parent-style-name="Standard">
      <style:text-properties fo:language="fr" fo:country="FR" officeooo:rsid="002baf5f" officeooo:paragraph-rsid="002baf5f"/>
    </style:style>
    <style:style style:name="P8" style:family="paragraph" style:parent-style-name="Standard">
      <style:text-properties fo:language="fr" fo:country="FR" officeooo:rsid="002c9273" officeooo:paragraph-rsid="002c9273"/>
    </style:style>
    <style:style style:name="P9" style:family="paragraph" style:parent-style-name="Standard">
      <style:text-properties fo:language="fr" fo:country="FR" officeooo:rsid="002e8f58" officeooo:paragraph-rsid="002e8f58"/>
    </style:style>
    <style:style style:name="P10" style:family="paragraph" style:parent-style-name="Standard">
      <style:text-properties fo:language="fr" fo:country="FR" officeooo:rsid="002f06e6" officeooo:paragraph-rsid="002f06e6"/>
    </style:style>
    <style:style style:name="P11" style:family="paragraph" style:parent-style-name="Standard">
      <style:text-properties fo:language="fr" fo:country="FR" officeooo:rsid="0030a75f" officeooo:paragraph-rsid="0030a75f"/>
    </style:style>
    <style:style style:name="P12" style:family="paragraph" style:parent-style-name="Standard">
      <style:text-properties fo:language="fr" fo:country="FR" officeooo:rsid="0034682d" officeooo:paragraph-rsid="0034682d"/>
    </style:style>
    <style:style style:name="P13" style:family="paragraph" style:parent-style-name="Standard">
      <style:text-properties fo:language="fr" fo:country="FR" officeooo:rsid="0035559d" officeooo:paragraph-rsid="0035559d"/>
    </style:style>
    <style:style style:name="P14" style:family="paragraph" style:parent-style-name="Standard">
      <style:text-properties fo:language="fr" fo:country="FR" officeooo:rsid="003726fc" officeooo:paragraph-rsid="003726fc"/>
    </style:style>
    <style:style style:name="P15" style:family="paragraph" style:parent-style-name="Standard">
      <style:text-properties fo:language="fr" fo:country="FR" officeooo:rsid="003919dd" officeooo:paragraph-rsid="003919dd"/>
    </style:style>
    <style:style style:name="P16" style:family="paragraph" style:parent-style-name="Standard">
      <style:text-properties fo:color="#032b8c" style:text-outline="false" style:font-name="LucidaGrande" fo:font-size="11pt" fo:letter-spacing="normal" fo:language="fr" fo:country="FR" fo:font-weight="normal" officeooo:rsid="0025326f" officeooo:paragraph-rsid="0025326f" style:letter-kerning="false" style:font-size-asian="11pt" style:font-weight-asian="normal"/>
    </style:style>
    <style:style style:name="P17" style:family="paragraph" style:parent-style-name="Standard" style:list-style-name="L1">
      <style:text-properties fo:language="fr" fo:country="FR" officeooo:rsid="001fca4f" officeooo:paragraph-rsid="001fca4f"/>
    </style:style>
    <style:style style:name="P18" style:family="paragraph" style:parent-style-name="Standard" style:list-style-name="L1">
      <style:text-properties fo:language="fr" fo:country="FR" officeooo:rsid="0020c0ac" officeooo:paragraph-rsid="0020c0ac"/>
    </style:style>
    <style:style style:name="P19" style:family="paragraph" style:parent-style-name="Standard">
      <style:text-properties fo:language="fr" fo:country="FR" officeooo:rsid="0034682d" officeooo:paragraph-rsid="0034682d"/>
    </style:style>
    <style:style style:name="P20" style:family="paragraph" style:parent-style-name="Standard">
      <style:text-properties fo:language="fr" fo:country="FR" officeooo:rsid="003fa5e3" officeooo:paragraph-rsid="003fa5e3"/>
    </style:style>
    <style:style style:name="P21" style:family="paragraph" style:parent-style-name="Standard">
      <style:text-properties fo:language="fr" fo:country="FR" officeooo:rsid="003f8ff6" officeooo:paragraph-rsid="003f8ff6"/>
    </style:style>
    <style:style style:name="P22" style:family="paragraph" style:parent-style-name="Standard">
      <style:text-properties fo:language="fr" fo:country="FR" officeooo:rsid="00413be5" officeooo:paragraph-rsid="00413be5"/>
    </style:style>
    <style:style style:name="P23" style:family="paragraph" style:parent-style-name="Standard">
      <style:text-properties fo:language="fr" fo:country="FR" officeooo:rsid="0042c4ea" officeooo:paragraph-rsid="0042c4ea"/>
    </style:style>
    <style:style style:name="P24" style:family="paragraph" style:parent-style-name="Standard">
      <style:text-properties fo:language="fr" fo:country="FR" officeooo:rsid="0044af9c" officeooo:paragraph-rsid="0020c0ac"/>
    </style:style>
    <style:style style:name="P25" style:family="paragraph">
      <loext:graphic-properties draw:fill="none" draw:fill-color="#ffffff"/>
      <style:text-properties fo:color="#9900ff"/>
    </style:style>
    <style:style style:name="P26" style:family="paragraph">
      <style:text-properties fo:color="#9900ff"/>
    </style:style>
    <style:style style:name="P27" style:family="paragraph">
      <loext:graphic-properties draw:fill="none" draw:fill-color="#ffffff"/>
      <style:text-properties fo:color="#ff6600"/>
    </style:style>
    <style:style style:name="T1" style:family="text">
      <style:text-properties officeooo:rsid="0028a00e"/>
    </style:style>
    <style:style style:name="T2" style:family="text">
      <style:text-properties officeooo:rsid="002e8f58"/>
    </style:style>
    <style:style style:name="T3" style:family="text">
      <style:text-properties officeooo:rsid="0030f8f0"/>
    </style:style>
    <style:style style:name="T4" style:family="text">
      <style:text-properties officeooo:rsid="003726fc"/>
    </style:style>
    <style:style style:name="T5" style:family="text">
      <style:text-properties officeooo:rsid="003d16eb"/>
    </style:style>
    <style:style style:name="T6" style:family="text">
      <style:text-properties style:text-position="super 58%"/>
    </style:style>
    <style:style style:name="T7" style:family="text">
      <style:text-properties officeooo:rsid="0044af9c"/>
    </style:style>
    <style:style style:name="T8" style:family="text">
      <style:text-properties fo:font-size="14pt" officeooo:rsid="0044af9c" style:font-size-asian="14pt" style:font-size-complex="14pt"/>
    </style:style>
    <style:style style:name="T9" style:family="text">
      <style:text-properties fo:font-size="16pt" officeooo:rsid="0044af9c" style:font-size-asian="16pt" style:font-size-complex="16pt"/>
    </style:style>
    <style:style style:name="T10" style:family="text">
      <style:text-properties fo:color="#ff3333" fo:font-size="16pt" officeooo:rsid="0044af9c" style:font-size-asian="16pt" style:font-size-complex="16pt"/>
    </style:style>
    <style:style style:name="T11" style:family="text">
      <style:text-properties fo:color="#9900ff"/>
    </style:style>
    <style:style style:name="T12" style:family="text">
      <style:text-properties fo:color="#ff66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9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Intelligence Artificielle Semestre de printemps 2016</text:p>
      <text:p text:style-name="P2"/>
      <text:p text:style-name="P1">Journal de bord </text:p>
      <text:p text:style-name="P2">29/01/2016 : montage du robot en lego + installation de l'environnement leJOS</text:p>
      <text:p text:style-name="P2"/>
      <text:p text:style-name="P2">05/02/2016 : flash de la microcarte SD pour installer leJOS sur le robot nommé YETI</text:p>
      <text:p text:style-name="P2"><text:tab/><text:tab/><text:tab/></text:p>
      <text:p text:style-name="P3">objectifs pour la prochaine séance :</text:p>
      <text:list xml:id="list7698952735391795046" text:style-name="L1">
        <text:list-item>
          <text:p text:style-name="P17">analyser les capteurs</text:p>
        </text:list-item>
        <text:list-item>
          <text:p text:style-name="P17">se documenter pour le moteur</text:p>
        </text:list-item>
        <text:list-item>
          <text:p text:style-name="P18">réfléchir au cdcf</text:p>
        </text:list-item>
      </text:list>
      <text:p text:style-name="P4"/>
      <text:p text:style-name="P5">12/02/2016 : mise en place de la structure de base du programme</text:p>
      <text:p text:style-name="P5"><text:tab/><text:tab/>établissement du CDCF</text:p>
      <text:p text:style-name="P5"><text:tab/><text:tab/>Répartition des tâches</text:p>
      <text:p text:style-name="P5"><text:tab/><text:tab/>Capteurs okay</text:p>
      <text:p text:style-name="P5"/>
      <text:p text:style-name="P5">19/02/2016 : <text:span text:style-name="T1">mise en place d'une tactique qui permet d'ouvrir les pinces au début de la partie et les fermer lors de la détection d'un palet. </text:span></text:p>
      <text:p text:style-name="P5"/>
      <text:p text:style-name="P6">Tactic pinces ok</text:p>
      <text:p text:style-name="P6">Tactic suiveur de ligne commencé </text:p>
      <text:p text:style-name="P6"/>
      <text:p text:style-name="P6"/>
      <text:p text:style-name="P6">Objectifs : EE : suiveur de ligne : faire avancer le robot plus vite (mais pas trop pour qu'il puisse s'arrêter)</text:p>
      <text:p text:style-name="P6">Ajouter un argument GAUCHE/DROITE</text:p>
      <text:p text:style-name="P6"/>
      <text:p text:style-name="P6">Younes : Tactic relâcher le palet</text:p>
      <text:p text:style-name="P6"/>
      <text:p text:style-name="P7">Timothée : commencer code GPS</text:p>
      <text:p text:style-name="P16"/>
      <text:p text:style-name="P8">26/02/2016 : mise en place d'une tactique qui permet de emener les palet dans les camps adverse</text:p>
      <text:p text:style-name="P8"><text:tab/> <text:s text:c="6"/>: <text:span text:style-name="T4">Amélioration</text:span> followline pour aller plus droit, plus rapide</text:p>
      <text:p text:style-name="P8"/>
      <text:p text:style-name="P8">Objectif séance prochaine:</text:p>
      <text:p text:style-name="P8">Elodie: <text:span text:style-name="T2">navigation sur plateau</text:span></text:p>
      <text:p text:style-name="P9">Emma: <text:span text:style-name="T4">éviter</text:span> l'ennemi et les obstacles </text:p>
      <text:p text:style-name="P8">Timothée : <text:span text:style-name="T2">gestion tactique</text:span></text:p>
      <text:p text:style-name="P8">Younes : <text:span text:style-name="T2">mouvement du robot vis-à-vis du palet</text:span></text:p>
      <text:p text:style-name="P8"/>
      <text:p text:style-name="P10">4/03/2016 : classe globale PaletPosition permettant de savoir quel est le palet libre le plus proche du robot </text:p>
      <text:p text:style-name="P10"><text:tab/>AvoidFoe fini </text:p>
      <text:p text:style-name="P10"><text:tab/>améliorer goBack</text:p>
      <text:p text:style-name="P10"><text:tab/>améliorer capteur de couleur</text:p>
      <text:p text:style-name="P10"><text:tab/>travail sur gps</text:p>
      <text:p text:style-name="P10"/>
      <text:p text:style-name="P11">11/03/2016 : <text:span text:style-name="T3">Amélioration de PaletPosition</text:span></text:p>
      <text:p text:style-name="P11"><text:tab/><text:span text:style-name="T3">Amélioration du GPS</text:span></text:p>
      <text:p text:style-name="P11"><text:tab/><text:span text:style-name="T3">Implémentation de la tactique MoveTo</text:span></text:p>
      <text:p text:style-name="P10"/>
      <text:p text:style-name="P12"><text:soft-page-break/>Système de coordonnées sur le terrain :</text:p>
      <text:p text:style-name="P20">Longueur des cases en violet // Largeur des cases en orange</text:p>
      <text:p text:style-name="P12"/>
      <text:p text:style-name="P12"><draw:frame draw:style-name="fr1" draw:name="Image1" text:anchor-type="paragraph" svg:width="14.039cm" svg:height="16.014cm" draw:z-index="0"><draw:image xlink:href="Pictures/100002010000018E000001C6F613290F6150557A.png" xlink:type="simple" xlink:show="embed" xlink:actuate="onLoad"/></draw:frame></text:p>
      <text:p text:style-name="P10"/>
      <text:p text:style-name="P4"/>
      <text:p text:style-name="P4"><draw:frame text:anchor-type="paragraph" draw:z-index="1" draw:name="Shape1" draw:style-name="gr1" draw:text-style-name="P25" svg:width="2.426cm" svg:height="0.623cm" svg:x="6.064cm" svg:y="0.044cm"><draw:text-box><text:p><text:span text:style-name="T11">1265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Shape2" draw:style-name="gr2" draw:text-style-name="P25" svg:width="2.241cm" svg:height="0.6cm" svg:x="6.156cm" svg:y="0.194cm"><draw:text-box><text:p><text:span text:style-name="T11">1233</text:span></text:p></draw:text-box></draw:frame></text:p>
      <text:p text:style-name="P4"/>
      <text:p text:style-name="P4"/>
      <text:p text:style-name="P4"><draw:frame text:anchor-type="paragraph" draw:z-index="5" draw:name="Shape5" draw:style-name="gr5" draw:text-style-name="P27" svg:width="3.511cm" svg:height="0.925cm" svg:x="13.614cm" svg:y="0.397cm"><draw:text-box><text:p><text:span text:style-name="T12">1025</text:span></text:p></draw:text-box></draw:frame><draw:frame text:anchor-type="paragraph" draw:z-index="6" draw:name="Shape6" draw:style-name="gr6" draw:text-style-name="P27" svg:width="1.756cm" svg:height="0.879cm" svg:x="10.888cm" svg:y="0.443cm"><draw:text-box><text:p><text:span text:style-name="T12">1041</text:span></text:p></draw:text-box></draw:frame><draw:frame text:anchor-type="paragraph" draw:z-index="7" draw:name="Shape7" draw:style-name="gr7" draw:text-style-name="P27" svg:width="2.102cm" svg:height="0.786cm" svg:x="7.98cm" svg:y="0.42cm"><draw:text-box><text:p><text:span text:style-name="T12">1049</text:span></text:p></draw:text-box></draw:frame><draw:frame text:anchor-type="paragraph" draw:z-index="8" draw:name="Shape8" draw:style-name="gr8" draw:text-style-name="P27" svg:width="2.447cm" svg:height="0.763cm" svg:x="5.304cm" svg:y="0.395cm"><draw:text-box><text:p><text:span text:style-name="T12">1053</text:span></text:p></draw:text-box></draw:frame></text:p>
      <text:p text:style-name="P4"/>
      <text:p text:style-name="P4"/>
      <text:p text:style-name="P4"/>
      <text:p text:style-name="P4"/>
      <text:p text:style-name="P4"><draw:frame text:anchor-type="paragraph" draw:z-index="3" draw:name="Shape3" draw:style-name="gr3" draw:text-style-name="P25" svg:width="2.287cm" svg:height="0.74cm" svg:x="6.11cm" svg:y="0.064cm"><draw:text-box><text:p text:style-name="P26"><text:span text:style-name="T11">1248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4" draw:name="Shape4" draw:style-name="gr4" draw:text-style-name="P25" svg:width="2.61cm" svg:height="0.694cm" svg:x="6.156cm" svg:y="0.185cm"><draw:text-box><text:p><text:span text:style-name="T11">1240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13"/>
      <text:p text:style-name="P14">Idées pour plus tard : gérer les changements de positions des palets sur le plateau</text:p>
      <text:p text:style-name="P14"><text:tab/><text:tab/><text:tab/><text:span text:style-name="T7">conversion unité Yéti / cm :</text:span><text:span text:style-name="T10"> <text:s/>1cm ~ 21 unités</text:span></text:p>
      <text:p text:style-name="P15">18/03/2016 : </text:p>
      <text:p text:style-name="P15">Timothée &amp; Younes : amélioration de PaletBackBase</text:p>
      <text:p text:style-name="P15">Elodie : amélioration de PaletPosition et implémentation de CatchAllDiscs stratégie pour récupérer tous les disques sur le plateau </text:p>
      <text:p text:style-name="P15">Emmanuelle : amélioration de GoBack</text:p>
      <text:p text:style-name="P15"/>
      <text:p text:style-name="P15">Objectif 25/03/2016 : faire marcher CatchAllDiscs</text:p>
      <text:p text:style-name="P15"><text:tab/><text:span text:style-name="T5">Optimisation de CatchAllDiscs et PaletBackBase</text:span></text:p>
      <text:p text:style-name="P15"/>
      <text:p text:style-name="P21">1<text:span text:style-name="T6">er</text:span> avril : quand yeti arrive devant un palet, s’il ne le trouve pas il abandonne le palet et le considère comme pris</text:p>
      <text:p text:style-name="P22"><text:soft-page-break/>modification de paletbackbase</text:p>
      <text:p text:style-name="P22">précision dans les roues</text:p>
      <text:p text:style-name="P22">modification de goback</text:p>
      <text:p text:style-name="P22"/>
      <text:p text:style-name="P23">Prochain RDV : lundi 4 matin ? </text:p>
      <text:p text:style-name="P23">Objectif : mettre à jour les coordonnées en fonction des couleurs/ Utiliser les couleurs pour que Yeti avance droit</text:p>
      <text:p text:style-name="P23"><text:tab/>aller jusqu’au bout de la strategy CatchAllDiscs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4-01T22:20:09.884732000</dc:date>
    <meta:editing-duration>PT4H49M12S</meta:editing-duration>
    <meta:editing-cycles>25</meta:editing-cycles>
    <meta:generator>LibreOffice/5.1.1.3$MacOSX_X86_64 LibreOffice_project/f579d750e65277a91cbf19f00b90ad1b257718f9</meta:generator>
    <meta:document-statistic meta:table-count="0" meta:image-count="1" meta:object-count="0" meta:page-count="3" meta:paragraph-count="52" meta:word-count="392" meta:character-count="2424" meta:non-whitespace-character-count="2047"/>
  </office:meta>
</office:document-meta>
</file>